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Text_20_body" style:list-style-name="L4">
      <style:paragraph-properties fo:text-align="start" style:justify-single-word="false"/>
      <style:text-properties fo:font-variant="normal" fo:text-transform="none" fo:color="#000000" style:font-name="Times New Roman" fo:letter-spacing="normal" fo:font-style="italic" fo:font-weight="normal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eplicator Class</text:p>
      <text:p text:style-name="P1"/>
      <text:p text:style-name="P5">Revision: </text:p>
      <text:p text:style-name="P5">Author: M. De Marco</text:p>
      <text:p text:style-name="P5">Implemented in C++</text:p>
      <text:p text:style-name="P5"/>
      <text:p text:style-name="P5"/>
      <text:p text:style-name="P5"/>
      <text:p text:style-name="P1"/>
      <text:p text:style-name="P6">Introduction:</text:p>
      <text:p text:style-name="P6"><text:tab/><text:span text:style-name="T1">A device which exports methods, attributes and states of a given device. The name of the <text:tab/>replicated device can be set by the user through “deviceToReplicate” property.</text:span></text:p>
      <text:p text:style-name="P2"/>
      <text:p text:style-name="P2"/>
      <text:p text:style-name="P6">Class Inheritance:</text:p>
      <text:list text:style-name="L2">
        <text:list-item>
          <text:p text:style-name="P4">Tango::Device_3Impl</text:p>
          <text:list>
            <text:list-item>
              <text:p text:style-name="P4">Replicator</text:p>
            </text:list-item>
          </text:list>
        </text:list-item>
      </text:list>
      <text:p text:style-name="P2"/>
      <text:p text:style-name="P2"/>
      <text:p text:style-name="P6">Class Description:</text:p>
      <text:list text:style-name="L1">
        <text:list-item>
          <text:p text:style-name="P3">Device description:</text:p>
          <text:list>
            <text:list-item>
              <text:p text:style-name="P8"><text:span text:style-name="T1">This device is intended to be used as a proxy to other devices: clients can access to replicated device through the replicator. It can enhance access control hiding commands and attributes of the original device.</text:span></text:p>
            </text:list-item>
          </text:list>
        </text:list-item>
      </text:list>
      <text:p text:style-name="P7"><text:span text:style-name="T1"/></text:p>
      <text:list text:style-name="L1">
        <text:list-item>
          <text:p text:style-name="P3">Properties description:</text:p>
          <text:list>
            <text:list-item>
              <text:p text:style-name="P8"><text:span text:style-name="T1">deviceToReplicate: string which represents the name of replicated device expressed as an usual Tango device name: domain/family/member.</text:span></text:p>
            </text:list-item>
            <text:list-item>
              <text:p text:style-name="P8"><text:span text:style-name="T1">attributeList:list of strings which represents attributes that will be exported from the replicator: an attribute will be exported only if contained in the attributelist and is an attribute of replicated device (attributelist have to be a subset of attributes of replicated device). If attributelist is empty, all attribute of the replicated device will be exported. </text:span></text:p>
            </text:list-item>
            <text:list-item>
              <text:p text:style-name="P8"><text:span text:style-name="T1">commandList:list of strings which represents commands that will be exported from the replicator: a command will be exported only if contained in the commandlist and is an command of replicated device (commandlist have to be a subset of commands of replicated device). If commandlist is empty, all command of the replicated device will be exported. </text:span></text:p>
              <text:p text:style-name="P8"><text:span text:style-name="T1"/></text:p>
            </text:list-item>
          </text:list>
        </text:list-item>
        <text:list-item>
          <text:p text:style-name="P3">States description:</text:p>
          <text:list>
            <text:list-item>
              <text:p text:style-name="P12">State: represents state of the replicated device instead of replicator.</text:p>
            </text:list-item>
            <text:list-item>
              <text:p text:style-name="P12">Status: represents status of the replicated device instead of replicator.</text:p>
            </text:list-item>
            <text:list-item>
              <text:p text:style-name="P12">rState: represents state of the replicator.</text:p>
            </text:list-item>
            <text:list-item>
              <text:p text:style-name="P12">rStatus: represents status of the replicator.</text:p>
              <text:p text:style-name="P12"/>
            </text:list-item>
          </text:list>
        </text:list-item>
        <text:list-item>
          <text:p text:style-name="P3">Commands description:</text:p>
          <text:list>
            <text:list-item>
              <text:p text:style-name="P12">This device exports all commands of the replicated device, maintaining the original signature.</text:p>
            </text:list-item>
          </text:list>
        </text:list-item>
      </text:list>
      <text:p text:style-name="P11"/>
      <text:p text:style-name="P11"/>
      <text:list text:style-name="L1">
        <text:list-item>
          <text:p text:style-name="P3"><text:soft-page-break/>Attributes description:</text:p>
          <text:list>
            <text:list-item>
              <text:p text:style-name="P12">This device exports all attributes of the replicated device, maintaining the original type.</text:p>
            </text:list-item>
          </text:list>
        </text:list-item>
      </text:list>
      <text:p text:style-name="P6"/>
      <text:p text:style-name="P6"/>
      <text:p text:style-name="P6">TODO:</text:p>
      <text:list text:style-name="L3">
        <text:list-item>
          <text:p text:style-name="P18">replicator internal state, status and state machine.</text:p>
        </text:list-item>
        <text:list-item>
          <text:p text:style-name="P18">in “readGenericAttribute” and “writeGenericAttribute” methods:</text:p>
          <text:list>
            <text:list-item>
              <text:p text:style-name="P18">multidimensional state <text:s/>attribute</text:p>
            </text:list-item>
            <text:list-item>
              <text:p text:style-name="P18">multidimensional string attribute </text:p>
            </text:list-item>
          </text:list>
        </text:list-item>
        <text:list-item>
          <text:p text:style-name="P18">in “fromCorbaAnyToDeviceData” and in “fromDeviceDataToCorbaAny” methods:</text:p>
          <text:list>
            <text:list-item>
              <text:p text:style-name="P18">Tango::DevUChar not in the command parameter list</text:p>
            </text:list-item>
            <text:list-item>
              <text:p text:style-name="P18">Tango::DevVarBooleanArray without testing</text:p>
            </text:list-item>
            <text:list-item>
              <text:p text:style-name="P18">Tango::DevVarLong64Array without testing</text:p>
            </text:list-item>
            <text:list-item>
              <text:p text:style-name="P18">Tango::DevVarULong64Array without testing</text:p>
            </text:list-item>
            <text:list-item>
              <text:p text:style-name="P18">Tango::DevString without testing</text:p>
            </text:list-item>
          </text:list>
        </text:list-item>
      </text:list>
      <text:p text:style-name="P17"/>
      <text:p text:style-name="P17"/>
      <text:p text:style-name="P29">Conclusion:</text:p>
      <text:list text:style-name="L4">
        <text:list-item>
          <text:p text:style-name="P30">The device server need more testing.</text:p>
        </text:list-item>
        <text:list-item>
          <text:p text:style-name="P30">The author will be interested in any feedback which arise from their usage of this device server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3-24T11:02:13</meta:creation-date>
    <dc:date>2010-03-24T14:36:04</dc:date>
    <meta:editing-cycles>9</meta:editing-cycles>
    <meta:editing-duration>PT3H33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353" meta:character-count="2498"/>
  </office:meta>
</office:document-meta>
</file>